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0E1731B32969DF5F4D2.png" manifest:media-type="image/png"/>
  <manifest:file-entry manifest:full-path="Pictures/1000000100000494000000B53708245A7C569D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96a9" officeooo:paragraph-rsid="000296a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96a9" officeooo:paragraph-rsid="000296a9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2"/>
      <text:p text:style-name="P2"><text:s/>1.</text:p>
      <text:p text:style-name="P2"><draw:frame draw:style-name="fr1" draw:name="Image1" text:anchor-type="char" svg:width="17cm" svg:height="2.625cm" draw:z-index="0"><draw:image xlink:href="Pictures/1000000100000494000000B53708245A7C569D5C.png" xlink:type="simple" xlink:show="embed" xlink:actuate="onLoad" draw:mime-type="image/png"/></draw:frame></text:p>
      <text:p text:style-name="P2"/>
      <text:p text:style-name="P2">2.</text:p>
      <text:p text:style-name="P2"/>
      <text:p text:style-name="P2"><draw:frame draw:style-name="fr1" draw:name="Image2" text:anchor-type="char" svg:width="17cm" svg:height="3.48cm" draw:z-index="1"><draw:image xlink:href="Pictures/100000010000044B000000E1731B32969DF5F4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7:29:33.639002306</meta:creation-date>
    <dc:date>2024-03-12T17:32:42.020604213</dc:date>
    <meta:editing-duration>PT3M8S</meta:editing-duration>
    <meta:editing-cycles>1</meta:editing-cycles>
    <meta:document-statistic meta:table-count="0" meta:image-count="2" meta:object-count="0" meta:page-count="1" meta:paragraph-count="3" meta:word-count="4" meta:character-count="18" meta:non-whitespace-character-count="16"/>
    <meta:generator>LibreOffice/7.3.7.2$Linux_X86_64 LibreOffice_project/30$Build-2</meta:generator>
  </office:meta>
</office:document-meta>
</file>